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5528in" table:align="margins"/>
    </style:style>
    <style:style style:name="Table1.A" style:family="table-column">
      <style:table-column-properties style:column-width="6.5174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line-height="115%" fo:text-align="center" style:justify-single-word="false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style:font-size-asian="12pt" style:font-size-complex="12pt"/>
    </style:style>
    <style:style style:name="T3" style:family="text">
      <style:text-properties style:font-name="Arial" fo:font-size="8pt" fo:language="en" fo:country="US" style:font-size-asian="8pt" style:font-size-complex="8pt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style:font-name="Arial" fo:font-size="18pt" fo:language="en" fo:country="US" fo:font-weight="bold" style:font-size-asian="18pt" style:font-size-complex="18pt"/>
    </style:style>
    <style:style style:name="T6" style:family="text">
      <style:text-properties style:font-name="Arial" fo:font-size="18pt" fo:language="en" fo:country="US" fo:font-weight="bold" officeooo:rsid="0016485f" style:font-size-asian="18pt" style:font-size-complex="18pt"/>
    </style:style>
    <style:style style:name="T7" style:family="text">
      <style:text-properties fo:font-style="italic"/>
    </style:style>
    <style:style style:name="T8" style:family="text">
      <style:text-properties fo:font-style="italic" officeooo:rsid="0016485f"/>
    </style:style>
    <style:style style:name="T9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0" style:family="text">
      <style:text-properties fo:font-variant="normal" fo:text-transform="none" fo:color="#000000" style:font-name="Arial" fo:font-size="12pt" fo:letter-spacing="normal" fo:language="none" fo:country="none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3" style:family="text">
      <style:text-properties fo:font-variant="normal" fo:text-transform="none" fo:color="#000000" style:font-name="Arial2" fo:font-size="12pt" fo:letter-spacing="normal" fo:language="none" fo:country="none" fo:font-style="italic" fo:font-weight="normal" style:font-size-asian="12pt" style:font-size-complex="12pt"/>
    </style:style>
    <style:style style:name="T14" style:family="text">
      <style:text-properties officeooo:rsid="0016485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9"><draw:frame draw:style-name="fr1" draw:name="graphics1" text:anchor-type="as-char" svg:width="2.5in" svg:height="0.6457in" draw:z-index="0"><draw:image xlink:href="../doc/html/eProsimaLogo.png" xlink:type="simple" xlink:show="embed" xlink:actuate="onLoad"/></draw:frame></text:p>
            <text:p text:style-name="P8"><text:span text:style-name="T5">eProsima </text:span><text:span text:style-name="T6">Dynamic </text:span><text:span text:style-name="T5">Fast Buffers v</text:span><text:span text:style-name="T5"><text:text-input text:description="VERSION">0.0.0</text:text-input></text:span></text:p>
          </table:table-cell>
          <table:table-cell table:style-name="Table1.A1" office:value-type="string">
            <text:p text:style-name="P2"><text:span text:style-name="T3">Email: </text:span><text:a xlink:type="simple" xlink:href="mailto:support@eprosima.com"><text:span text:style-name="T3">support@eprosima.com</text:span></text:a><text:span text:style-name="T3"><text:line-break/></text:span><text:span text:style-name="T4">Phone: +34 91 804 34 48<text:line-break/></text:span><text:a xlink:type="simple" xlink:href="http://www.eprosima.com/"><text:span text:style-name="T3">www.eprosima.com</text:span></text:a></text:p>
          </table:table-cell>
        </table:table-row>
      </table:table>
      <text:p text:style-name="P3"/>
      <text:p text:style-name="P4"><text:span text:style-name="T11">To install </text:span><text:span text:style-name="T12">eProsima Dynamic Fast Buffers</text:span><text:span text:style-name="T9"> </text:span><text:span text:style-name="T11">read the</text:span><text:span text:style-name="T2"> </text:span><text:a xlink:type="simple" xlink:href="file:///D:/Proyectos/DynamicFastBuffers/doc/pdf/DFB%20-%20Installation%20Manual.pdf">Installation Manual</text:a><text:span text:style-name="T2">. This document explains the installation process for several platforms and it guides you to have ready this product in your system.</text:span></text:p>
      <text:p text:style-name="P4"><text:span text:style-name="T11">To start using </text:span><text:span text:style-name="T12">eProsima Dynamic Fast Buffers</text:span><text:span text:style-name="T9"> </text:span><text:span text:style-name="T11">begin by reading the</text:span><text:span text:style-name="T2"> <text:s/></text:span><text:a xlink:type="simple" xlink:href="file:///D:/Proyectos/DynamicFastBuffers/doc/pdf/DFB%2520-%2520User%2520Manual.pdf"><text:span text:style-name="T2">User Manual</text:span></text:a><text:span text:style-name="T2">. This document covers the basic and advance concepts of this product and it introduces you in its usage.</text:span></text:p>
      <text:p text:style-name="P4"><text:span text:style-name="T13">eProsima Dynamic Fast Buffers</text:span><text:span text:style-name="T9"> </text:span><text:span text:style-name="T10">C++ API can be consulted in the</text:span><text:span text:style-name="T2"> <text:s/></text:span><text:a xlink:type="simple" xlink:href="file:///D:/Proyectos/DynamicFastBuffers/doc/html/index.html"><text:span text:style-name="T2">C++11 API documentation</text:span></text:a><text:span text:style-name="T2">.</text:span></text:p>
      <text:p text:style-name="P7"/>
      <text:p text:style-name="P6">Copyright © 201<text:span text:style-name="T14">3</text:span> eProsima. All rights reserved.</text:p>
      <text:p text:style-name="P5">This copy of <text:span text:style-name="T7">eProsima </text:span><text:span text:style-name="T8">Dynamic </text:span><text:span text:style-name="T7">Fast Buffers</text:span> is licensed to you under the terms described in the <text:span text:style-name="T14">DYNAMIC_</text:span>FAST_BUFFERS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, sans-serif"/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08-01T11:14:50.51</dc:date>
    <meta:editing-duration>PT34M26S</meta:editing-duration>
    <meta:editing-cycles>33</meta:editing-cycles>
    <meta:generator>LibreOffice/4.0.2.2$Windows_x86 LibreOffice_project/4c82dcdd6efcd48b1d8bba66bfe1989deee49c3</meta:generator>
    <meta:document-statistic meta:table-count="1" meta:image-count="1" meta:object-count="0" meta:page-count="1" meta:paragraph-count="9" meta:word-count="130" meta:character-count="842" meta:non-whitespace-character-count="718"/>
  </office:meta>
</office:document-meta>
</file>